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38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2.41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02cm" fo:min-width="2.0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29.0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19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4.578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55cm" fo:min-width="3.945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9cm" fo:min-width="2.67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43cm" svg:height="5.228cm" svg:x="5.715cm" svg:y="0.635cm">
          <draw:text-box>
            <text:p text:style-name="P1"><text:span text:style-name="T1">Spring Grid <text:s/>website</text:span></text:p>
            <text:p text:style-name="P1">- can run ok on shared hosting:</text:p>
            <text:p text:style-name="P1"><text:s text:c="2"/>- uses little cpu</text:p>
            <text:p text:style-name="P1"><text:s text:c="2"/>- doesn't need to run as a daemon</text:p>
            <text:p text:style-name="P1">- contains the 'intelligence':</text:p>
            <text:p text:style-name="P1"><text:s text:c="2"/>- controls the botrunners</text:p>
            <text:p text:style-name="P1">- publically accessible, not NAT'd</text:p>
          </draw:text-box>
        </draw:frame>
        <draw:frame draw:style-name="gr2" draw:layer="layout" svg:width="12.91cm" svg:height="5.228cm" svg:x="0.425cm" svg:y="9.936cm">
          <draw:text-box>
            <text:p><text:span text:style-name="T1">Botrunner</text:span></text:p>
            <text:p>- runs spring: cpu and memory intensive</text:p>
            <text:p>- dumb: contains little control logic</text:p>
            <text:p><text:s text:c="2"/>- facilitates maintenance</text:p>
            <text:p>- can be behind a NAT and a firewall</text:p>
            <text:p>- can have many botrunners, on different machines</text:p>
          </draw:text-box>
        </draw:frame>
        <draw:frame draw:style-name="gr3" draw:text-style-name="P2" draw:layer="layout" svg:width="8.255cm" svg:height="2.384cm" svg:x="4.445cm" svg:y="17.301cm">
          <draw:text-box>
            <text:p text:style-name="P2"><text:span text:style-name="T1">Spring</text:span></text:p>
            <text:p text:style-name="P2"><text:span text:style-name="T2">- can run headlessly</text:span></text:p>
            <text:p text:style-name="P2"><text:span text:style-name="T2">- runs using Ais and scripts</text:span></text:p>
          </draw:text-box>
        </draw:frame>
        <draw:line draw:style-name="gr4" draw:text-style-name="P3" draw:layer="layout" svg:x1="5.715cm" svg:y1="15.875cm" svg:x2="6.35cm" svg:y2="17.145cm">
          <text:p/>
        </draw:line>
        <draw:line draw:style-name="gr4" draw:text-style-name="P3" draw:layer="layout" svg:x1="5.08cm" svg:y1="10.16cm" svg:x2="7.62cm" svg:y2="6.985cm">
          <text:p/>
        </draw:line>
        <draw:frame draw:style-name="gr5" draw:layer="layout" svg:width="4.342cm" svg:height="0.962cm" svg:x="4.409cm" svg:y="7.919cm">
          <draw:text-box>
            <text:p>Subscribes to</text:p>
          </draw:text-box>
        </draw:frame>
        <draw:frame draw:style-name="gr6" draw:layer="layout" svg:width="1.979cm" svg:height="1.27cm" svg:x="5.006cm" svg:y="15.875cm">
          <draw:text-box>
            <text:p>Runs</text:p>
          </draw:text-box>
        </draw:frame>
        <draw:custom-shape draw:style-name="gr7" draw:text-style-name="P3" draw:layer="layout" svg:width="1.905cm" svg:height="3.175cm" svg:x="1.27cm" svg:y="1.905cm">
          <text:p text:style-name="P3">Spring grid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5.08cm" svg:y1="3.81cm" svg:x2="4.445cm" svg:y2="3.81cm">
          <text:p/>
        </draw:line>
        <draw:frame draw:style-name="gr8" draw:text-style-name="P2" draw:layer="layout" svg:width="12.065cm" svg:height="5.939cm" svg:x="15.875cm" svg:y="6.35cm">
          <draw:text-box>
            <text:p text:style-name="P2"><text:span text:style-name="T1">AILadder</text:span></text:p>
            <text:p text:style-name="P2"><text:span text:style-name="T1">Website</text:span></text:p>
            <text:p text:style-name="P2"><text:span text:style-name="T2">- contains logic to schedule matches between Ais</text:span></text:p>
            <text:p text:style-name="P2"><text:span text:style-name="T2">- concept of leagues and league groups</text:span></text:p>
            <text:p text:style-name="P2"><text:span text:style-name="T2">- shows relative performance of each AI on different maps, mods and game conditions</text:span></text:p>
          </draw:text-box>
        </draw:frame>
        <draw:line draw:style-name="gr4" draw:text-style-name="P3" draw:layer="layout" svg:x1="20.955cm" svg:y1="6.35cm" svg:x2="19.685cm" svg:y2="4.445cm">
          <text:p/>
        </draw:line>
        <draw:custom-shape draw:style-name="gr7" draw:text-style-name="P3" draw:layer="layout" svg:width="1.905cm" svg:height="1.27cm" svg:x="24.13cm" svg:y="3.81cm">
          <text:p text:style-name="P3">AILadder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24.765cm" svg:y1="6.35cm" svg:x2="24.765cm" svg:y2="5.08cm">
          <text:p/>
        </draw:line>
        <draw:frame draw:style-name="gr9" draw:layer="layout" svg:width="2.614cm" svg:height="0.962cm" svg:x="19.611cm" svg:y="4.753cm">
          <draw:text-box>
            <text:p>uses</text:p>
          </draw:text-box>
        </draw:frame>
        <draw:frame draw:style-name="gr10" draw:text-style-name="P2" draw:layer="layout" svg:width="4.445cm" svg:height="1.673cm" svg:x="20.955cm" svg:y="17.145cm">
          <draw:text-box>
            <text:p text:style-name="P2"><text:span text:style-name="T1">AILadder end user</text:span></text:p>
          </draw:text-box>
        </draw:frame>
        <draw:line draw:style-name="gr4" draw:text-style-name="P3" draw:layer="layout" svg:x1="22.86cm" svg:y1="17.145cm" svg:x2="22.86cm" svg:y2="13.335cm">
          <text:p/>
        </draw:line>
        <draw:frame draw:style-name="gr11" draw:text-style-name="P2" draw:layer="layout" svg:width="4.445cm" svg:height="1.905cm" svg:x="13.97cm" svg:y="17.145cm">
          <draw:text-box>
            <text:p text:style-name="P2"><text:span text:style-name="T1">Spring grid end user</text:span></text:p>
          </draw:text-box>
        </draw:frame>
        <draw:line draw:style-name="gr4" draw:text-style-name="P3" draw:layer="layout" svg:x1="15.875cm" svg:y1="16.51cm" svg:x2="13.97cm" svg:y2="6.35cm">
          <text:p/>
        </draw:line>
        <draw:frame draw:style-name="gr12" draw:layer="layout" svg:width="6.628cm" svg:height="0.962cm" svg:x="5.537cm" svg:y="5.823cm">
          <draw:text-box>
            <text:p>Botrunner webservice</text:p>
          </draw:text-box>
        </draw:frame>
        <draw:frame draw:style-name="gr13" draw:layer="layout" svg:width="2.54cm" svg:height="2.54cm" svg:x="17.145cm" svg:y="1.905cm">
          <draw:text-box>
            <text:p>Api web service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7:27:22</meta:creation-date>
    <meta:editing-duration>PT00H37M58S</meta:editing-duration>
    <meta:editing-cycles>8</meta:editing-cycles>
    <dc:date>2009-10-22T18:05:12</dc:date>
    <meta:generator>OpenOffice.org/3.0$Linux OpenOffice.org_project/300m15$Build-9379</meta:gener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